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runtimes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 table:number-columns-spanned="5" table:number-rows-spanned="1">
            <text:p>serial runtimes in ms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min</text:p>
          </table:table-cell>
          <table:table-cell table:style-name="Default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MIN([.B3:.D3])" office:value-type="float" office:value="150" calcext:value-type="float">
            <text:p>150</text:p>
          </table:table-cell>
          <table:table-cell table:formula="of:=AVERAGE([.B3:.D3])" office:value-type="float" office:value="151.333333333333" calcext:value-type="float">
            <text:p>151,33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formula="of:=MIN([.B4:.D4])" office:value-type="float" office:value="124" calcext:value-type="float">
            <text:p>124</text:p>
          </table:table-cell>
          <table:table-cell table:formula="of:=AVERAGE([.B4:.D4])" office:value-type="float" office:value="130.666666666667" calcext:value-type="float">
            <text:p>130,67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arallel runtimes in ms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min</text:p>
          </table:table-cell>
          <table:table-cell table:style-name="Default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49" calcext:value-type="float">
            <text:p>249</text:p>
          </table:table-cell>
          <table:table-cell table:formula="of:=MIN([.B8:.D8])" office:value-type="float" office:value="233" calcext:value-type="float">
            <text:p>233</text:p>
          </table:table-cell>
          <table:table-cell table:formula="of:=AVERAGE([.B8:.D8])" office:value-type="float" office:value="238.666666666667" calcext:value-type="float">
            <text:p>238,67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table:formula="of:=MIN([.B9:.D9])" office:value-type="float" office:value="184" calcext:value-type="float">
            <text:p>184</text:p>
          </table:table-cell>
          <table:table-cell table:formula="of:=AVERAGE([.B9:.D9])" office:value-type="float" office:value="193.333333333333" calcext:value-type="float">
            <text:p>193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19:25:04.010984386</dc:date>
    <dc:creator>Mathias </dc:creator>
    <meta:editing-duration>PT4M22S</meta:editing-duration>
    <meta:editing-cycles>1</meta:editing-cycles>
    <meta:document-statistic meta:table-count="1" meta:cell-count="36" meta:object-count="0"/>
    <meta:generator>LibreOffice/5.0.3.2$Linux_x86 LibreOffice_project/00m0$Build-2</meta:generator>
  </office:meta>
</office:document-meta>
</file>